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ParameterSourceUtils.createBatch( Map &lt; String , ? &gt; [ ] valueMa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qlParameterSourceUtils.extractCaseInsensitiveParameterNames( SqlParameterSource parameter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qlParameterSourceUtils.createBatch( Object ... candida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ParameterSourceUtils.createBatch( Collection &lt; ? &gt; candidat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qlParameterSourceUtils.getTypedValue( SqlParameterSource source , String paramet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